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00C0000000C33BBCBE1.gif"/>
  <manifest:file-entry manifest:media-type="image/svg+xml" manifest:full-path="Pictures/1000071E000001C6000001C5C74ABA72.sv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02cm solid #000000" fo:border-right="none" fo:border-top="0.002cm solid #000000" fo:border-bottom="none"/>
    </style:style>
    <style:style style:name="Tableau2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Standard" style:list-style-name="L2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underline-style="none"/>
    </style:style>
    <text:list-style style:name="L1">
      <text:list-level-style-image text:level="1" xlink:href="Pictures/100002000000000C0000000C33BBCBE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P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0">État des lieux</text:p>
          </table:table-cell>
        </table:table-row>
      </table:table>
      <text:p text:style-name="P3"/>
      <text:p text:style-name="P3"><text:span text:style-name="T3"><text:tab/>-</text:span><text:span text:style-name="T1">Points négatifs :</text:span> </text:p>
      <text:p text:style-name="P3"/>
      <text:list xml:id="list303748994858408578" text:style-name="L1">
        <text:list-item>
          <text:p text:style-name="P7">Le site est trop sombre</text:p>
        </text:list-item>
        <text:list-item>
          <text:p text:style-name="P7">La taille des images est trop petite</text:p>
        </text:list-item>
        <text:list-item>
          <text:p text:style-name="P7">Le « nous joindre » n'est pas lisible</text:p>
        </text:list-item>
        <text:list-item>
          <text:p text:style-name="P7">Les tableaux ne sont pas lisibles </text:p>
        </text:list-item>
        <text:list-item>
          <text:p text:style-name="P7">Dans « Localisation » texte trop petit </text:p>
        </text:list-item>
        <text:list-item>
          <text:p text:style-name="P7">Menu pas fixe </text:p>
          <text:p text:style-name="P7"><text:span text:style-name="T1"/></text:p>
          <text:p text:style-name="P7"><text:span text:style-name="T3">-</text:span><text:span text:style-name="T1">Liste de ce qu'il faut améliorer :</text:span></text:p>
        </text:list-item>
      </text:list>
      <text:p text:style-name="P9"/>
      <text:list xml:id="list20915037997907704" text:style-name="L2">
        <text:list-item>
          <text:p text:style-name="P6">améliorer le menu</text:p>
        </text:list-item>
        <text:list-item>
          <text:p text:style-name="P6">mettre des couleurs plus claires </text:p>
        </text:list-item>
        <text:list-item>
          <text:p text:style-name="P6">Augmenter la taille des images </text:p>
        </text:list-item>
        <text:list-item>
          <text:p text:style-name="P6">Taille des images</text:p>
        </text:list-item>
        <text:list-item>
          <text:p text:style-name="P6">mettre un bandeau en haut de page </text:p>
        </text:list-item>
        <text:list-item>
          <text:p text:style-name="P6">ajouter un formulaire de demande d’information</text:p>
        </text:list-item>
        <text:list-item>
          <text:p text:style-name="P4">améliorer l'adaptation du site aux différentes plateforme (responsive</text:p>
        </text:list-item>
        <text:list-item>
          <text:p text:style-name="P8"><text:span text:style-name="T2">corriger les e-mail </text:span><text:s/></text:p>
        </text:list-item>
        <text:list-item>
          <text:p text:style-name="P8">rendre plus lisible certaines pages </text:p>
        </text:list-item>
        <text:list-item>
          <text:p text:style-name="P8">faire des cartes de visites pour les différents contacts </text:p>
        </text:list-item>
        <text:list-item>
          <text:p text:style-name="P8">faire preuve de créativité pour améliorer un élément du site (couleur, style de police, composant …) <text:s text:c="2"/></text:p>
        </text:list-item>
      </text:list>
      <text:p text:style-name="P5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1">Partie Amandine </text:p>
          </table:table-cell>
          <table:table-cell table:style-name="Tableau2.B1" office:value-type="string">
            <text:p text:style-name="P11">Partie Jeremy </text:p>
          </table:table-cell>
        </table:table-row>
        <table:table-row>
          <table:table-cell table:style-name="Tableau2.A2" office:value-type="string">
            <text:p text:style-name="P11">-Améliorer le menu </text:p>
            <text:p text:style-name="P11">-Ajouter un formulaire de demande d'information</text:p>
            <text:p text:style-name="P11">-Faire des cartes de visites pour les différents contacts</text:p>
          </table:table-cell>
          <table:table-cell table:style-name="Tableau2.B2" office:value-type="string">
            <text:p text:style-name="P11">-Améliorer l'adaptation du site aux différentes plate forme</text:p>
            <text:p text:style-name="P11">-Rendre plus visible certaines pages </text:p>
            <text:p text:style-name="P11">-Faire preuve de créativité pour améliorer un élément du site (couleur, style de police,...)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2-08T16:13:11.59</meta:creation-date>
    <meta:document-statistic meta:table-count="2" meta:image-count="0" meta:object-count="0" meta:page-count="1" meta:paragraph-count="29" meta:word-count="189" meta:character-count="1093"/>
    <dc:date>2021-02-08T17:13:32.81</dc:date>
    <meta:editing-duration>PT29M49S</meta:editing-duration>
    <meta:editing-cycles>1</meta:editing-cycles>
    <meta:generator>OpenOffice/4.1.7$Win32 OpenOffice.org_project/417m1$Build-9800</meta:generator>
  </office:meta>
</office:document-meta>
</file>